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left="5.662cm" fo:margin-right="0cm" fo:line-height="150%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Frame_20_contents">
      <style:text-properties fo:font-size="10pt" style:font-size-asian="10pt" style:font-size-complex="10pt"/>
    </style:style>
    <style:style style:name="P4" style:family="paragraph" style:parent-style-name="Standard">
      <style:paragraph-properties fo:line-height="150%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line-height="150%" fo:text-indent="0cm" style:auto-text-indent="false" fo:padding="0.074cm" fo:border-left="none" fo:border-right="none" fo:border-top="none" fo:border-bottom="0.06pt solid #000000" style:join-border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line-height="150%" fo:text-indent="0cm" style:auto-text-indent="false" fo:break-before="column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line-height="150%" fo:text-indent="0cm" style:auto-text-indent="false" fo:break-before="pag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7.144cm" fo:margin-right="0cm" fo:line-height="150%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list-style-name="L1">
      <style:paragraph-properties fo:line-height="150%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officeooo:rsid="0002b06b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6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1">[var;block=begin]</text:p>
        <text:p text:style-name="P1"><draw:frame draw:style-name="fr1" draw:name="Cadre1" text:anchor-type="paragraph" svg:x="0.3cm" svg:y="0.18cm" svg:width="4.076cm" draw:z-index="0"><draw:text-box fo:min-height="3.865cm"><text:p text:style-name="P3">[var.etab_nom]</text:p><text:p text:style-name="P3">académie de [var.acad]</text:p><text:p text:style-name="P3">[var.etab_adr1]<text:line-break/>[var.etab_adr2]</text:p><text:p text:style-name="P3">[var.etab_cp] [var.etab_ville]</text:p></draw:text-box></draw:frame></text:p>
        <text:p text:style-name="P1"/>
        <text:p text:style-name="P1"/>
        <text:p text:style-name="P1"/>
        <text:p text:style-name="P1">Le <text:date style:data-style-name="N106" text:date-value="2014-11-12T10:10:47.912760498">mercredi 12/11/2014</text:date></text:p>
        <text:p text:style-name="P1"/>
        <text:p text:style-name="P1"/>
        <text:p text:style-name="P1">[var.dest_civilite] [var.dest_nom] [var.dest_prenom]</text:p>
        <text:p text:style-name="P1">[var.dest_adr1]</text:p>
        <text:p text:style-name="P1">[var.dest_adr2]</text:p>
        <text:p text:style-name="P1">[var.dest_adr3]</text:p>
        <text:p text:style-name="P1">[var.dest_cp] [var.dest_ville]</text:p>
        <text:p text:style-name="P1"/>
        <text:p text:style-name="P1"/>
        <text:p text:style-name="P1"/>
        <text:p text:style-name="P2">OBJET : Convocation au conseil de classe</text:p>
        <text:p text:style-name="P2"/>
        <text:p text:style-name="P2"/>
        <text:p text:style-name="P5">Madame, monsieur,</text:p>
        <text:p text:style-name="P5"/>
        <text:p text:style-name="P5">Le conseil de classe de [var.classe] doit avoir lieu le [var.date_conseil].</text:p>
        <text:p text:style-name="P5">Après un pré-conseil de 15 minutes, les représentants des parents et des élèves seront accueillis dans la salle du conseil de classe ([var.lieu]).</text:p>
        <text:p text:style-name="P5">Dans le cas où vous ne pourriez pas assister au conseil de classe, nous souhaiterions en être informé<text:span text:style-name="T1">s</text:span>.</text:p>
        <text:p text:style-name="P5"/>
        <text:p text:style-name="P6"/>
        <text:p text:style-name="P10">Le Principal,</text:p>
        <text:p text:style-name="P10">Le Principal adjoint,</text:p>
        <text:p text:style-name="P7"/>
        <text:p text:style-name="P5"/>
        <text:p text:style-name="P5">COUPON REPONSE :</text:p>
        <text:p text:style-name="P5"/>
        <text:p text:style-name="P5">Je soussigné [var.dest_prenom] [var.dest_nom] </text:p>
        <text:list xml:id="list5248827876531913080" text:style-name="L1">
          <text:list-item>
            <text:p text:style-name="P12">assisterai au conseil de la classe de [var.classe] du [var.date_conseil]</text:p>
          </text:list-item>
          <text:list-item>
            <text:p text:style-name="P12">ne pourrai pas assister au conseil de la classe de [var.classe] du [var.date_conseil]</text:p>
          </text:list-item>
        </text:list>
        <text:p text:style-name="P4">(rayer la mention inutile)</text:p>
        <text:p text:style-name="P5"/>
        <text:p text:style-name="P5">Commentaire éventuel :</text:p>
        <text:p text:style-name="P5"/>
        <text:p text:style-name="P5"/>
        <text:p text:style-name="P5"/>
        <text:p text:style-name="P5"/>
        <text:p text:style-name="P5"/>
        <text:p text:style-name="P8">Merci de bien vouloir retourner/déposer le coupon réponse au collège au moins un jour avant la date du conseil.</text:p>
        <text:p text:style-name="P9">[var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27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5:20:07</meta:creation-date>
    <dc:date>2014-11-12T10:10:44.713808332</dc:date>
    <meta:editing-duration>PT2H12M59S</meta:editing-duration>
    <meta:editing-cycles>33</meta:editing-cycles>
    <meta:generator>LibreOffice/4.2.4.2$Linux_x86 LibreOffice_project/63150712c6d317d27ce2db16eb94c2f3d7b699f8</meta:generator>
    <meta:document-statistic meta:table-count="0" meta:image-count="0" meta:object-count="0" meta:page-count="2" meta:paragraph-count="26" meta:word-count="145" meta:character-count="1073" meta:non-whitespace-character-count="955"/>
  </office:meta>
</office:document-meta>
</file>